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1.0pt" fo:color="#00000a"/>
    </style:style>
    <style:style style:name="P2" style:family="paragraph" style:parent-style-name="Standard">
      <style:paragraph-properties fo:margin-bottom="0.1390in"/>
      <style:text-properties style:font-name="Times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4" style:family="paragraph" style:parent-style-name="Standard">
      <style:paragraph-properties fo:margin-left="0.5000in"/>
      <style:text-properties style:font-name="Times" fo:font-size="11.0pt" fo:color="#00000a"/>
    </style:style>
    <style:style style:name="P5" style:family="paragraph" style:parent-style-name="Standard">
      <style:paragraph-properties fo:margin-left="0.5626in" fo:text-indent="-0.3126in"/>
      <style:text-properties style:font-name="Times" fo:font-size="11.0pt" fo:color="#00000a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Calibri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Room Search</text:p>
      <text:p text:style-name="P2"><text:span text:style-name="T1">Description:</text:span><text:s text:c="2"/>Allows the User to search for information about a specific Room on the PSU Harrisburg campus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displays the Room Results Screen for the User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2">
        <text:list-item>
          <text:p text:style-name="P3">The User presses the Room Menu Button</text:p>
        </text:list-item>
        <text:list-item>
          <text:p text:style-name="P3">The App displays the Room Search Screen.</text:p>
        </text:list-item>
        <text:list-item>
          <text:p text:style-name="P3">The User enters a Room Number with the provided Text Box and Building Name with the provided Dropdown Menu.</text:p>
        </text:list-item>
        <text:list-item>
          <text:p text:style-name="P3">The User presses the Search Button.</text:p>
        </text:list-item>
        <text:list-item>
          <text:p text:style-name="P3">The App finds the Room Data from the Room Database.</text:p>
        </text:list-item>
        <text:list-item>
          <text:p text:style-name="P3">The App formats the found Room Data.</text:p>
        </text:list-item>
        <text:list-item>
          <text:p text:style-name="P3">The App displays the Room Results Screen with the formatted Room Data.</text:p>
        </text:list-item>
      </text:list>
      <text:p text:style-name="P1"/>
      <text:p text:style-name="P1"><text:span text:style-name="T1">Alternate Flow 1</text:span>: </text:p>
      <text:p text:style-name="P5">3A. <text:s text:c="2"/>The App cannot find the Room Data from the Room Database.</text:p>
      <text:p text:style-name="P5">4A. <text:s text:c="2"/>The App displays an Error Message indicating that the room wasn't found.</text:p>
      <text:p text:style-name="P5">5A. <text:s text:c="2"/>The User presses the ok button on the Error message.</text:p>
      <text:p text:style-name="P5">6A. <text:s text:c="2"/>The App displays the Room Search Screen.</text:p>
      <text:p text:style-name="P1"><text:s/></text:p>
      <text:p text:style-name="P1"><text:span text:style-name="T1">Alternate Flow 2</text:span>: </text:p>
      <text:p text:style-name="P5">1B. <text:s text:c="2"/><text:span text:style-name="T2">The </text:span>App receives an interrupt signal from the operating system and loses focus.</text:p>
      <text:p text:style-name="P5">2B. <text:s text:c="2"/><text:span text:style-name="T2">The </text:span>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